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17cm"/>
    </style:style>
    <style:style style:name="co2" style:family="table-column">
      <style:table-column-properties fo:break-before="auto" style:column-width="4.688cm"/>
    </style:style>
    <style:style style:name="co3" style:family="table-column">
      <style:table-column-properties fo:break-before="auto" style:column-width="6.715cm"/>
    </style:style>
    <style:style style:name="co4" style:family="table-column">
      <style:table-column-properties fo:break-before="auto" style:column-width="19.147cm"/>
    </style:style>
    <style:style style:name="co5" style:family="table-column">
      <style:table-column-properties fo:break-before="auto" style:column-width="2.267cm"/>
    </style:style>
    <style:style style:name="co6" style:family="table-column">
      <style:table-column-properties fo:break-before="auto" style:column-width="17.983cm"/>
    </style:style>
    <style:style style:name="co7" style:family="table-column">
      <style:table-column-properties fo:break-before="auto" style:column-width="14.55cm"/>
    </style:style>
    <style:style style:name="co8"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582cm" fo:break-before="auto" style:use-optimal-row-height="false"/>
    </style:style>
    <style:style style:name="ro5" style:family="table-row">
      <style:table-row-properties style:row-height="0.344cm" fo:break-before="auto" style:use-optimal-row-height="fals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00b050"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7" style:family="table-cell" style:parent-style-name="Excel_20_Built-in_20_Normal" style:data-style-name="N5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ackground-color="#00b050"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Macro level doc"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text:p>Module</text:p>
          </table:table-cell>
          <table:table-cell office:value-type="string">
            <text:p>File name</text:p>
          </table:table-cell>
          <table:table-cell office:value-type="string">
            <text:p>Class</text:p>
          </table:table-cell>
          <table:table-cell office:value-type="string">
            <text:p>Description</text:p>
          </table:table-cell>
          <table:table-cell table:number-columns-repeated="1020"/>
        </table:table-row>
      </table:table>
      <table:table table:name="Micro level doc" table:style-name="ta2" table:print="false">
        <table:table-column table:style-name="co6" table:default-cell-style-name="ce5"/>
        <table:table-column table:style-name="co7" table:default-cell-style-name="Excel_20_Built-in_20_Normal"/>
        <table:table-column table:style-name="co8" table:number-columns-repeated="1022" table:default-cell-style-name="Excel_20_Built-in_20_Normal"/>
        <table:table-row table:style-name="ro2">
          <table:table-cell table:style-name="ce2" office:value-type="string">
            <text:p><text:s/>Method</text:p>
          </table:table-cell>
          <table:table-cell table:style-name="ce2" office:value-type="string">
            <text:p>Description</text:p>
          </table:table-cell>
          <table:table-cell table:style-name="ce11" table:number-columns-repeated="1022"/>
        </table:table-row>
        <table:table-row table:style-name="ro2">
          <table:table-cell table:style-name="ce3"/>
          <table:table-cell table:style-name="ce8"/>
          <table:table-cell table:style-name="ce11" table:number-columns-repeated="1022"/>
        </table:table-row>
        <table:table-row table:style-name="ro2">
          <table:table-cell table:style-name="ce4" office:value-type="string" table:number-columns-spanned="2" table:number-rows-spanned="1">
            <text:p>Namespace: <text:s/>Core</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Request(abstract class)</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abstract void GetResponse()</text:p>
          </table:table-cell>
          <table:table-cell office:value-type="string">
            <text:p>To Get response from server.</text:p>
          </table:table-cell>
          <table:table-cell table:number-columns-repeated="1022"/>
        </table:table-row>
        <table:table-row table:style-name="ro3">
          <table:table-cell table:style-name="ce6" office:value-type="string">
            <text:p>public abstract void Abort()</text:p>
          </table:table-cell>
          <table:table-cell office:value-type="string">
            <text:p>To Cancel request.</text:p>
          </table:table-cell>
          <table:table-cell table:number-columns-repeated="1022"/>
        </table:table-row>
        <table:table-row table:style-name="ro3">
          <table:table-cell office:value-type="string">
            <text:p>public abstract void PerformAssertion()</text:p>
          </table:table-cell>
          <table:table-cell table:style-name="ce6" office:value-type="string">
            <text:p>To perform assertion from received response.</text:p>
          </table:table-cell>
          <table:table-cell table:number-columns-repeated="1022"/>
        </table:table-row>
        <table:table-row table:style-name="ro2">
          <table:table-cell office:value-type="string">
            <text:p>public static bool IPSpoofingEnabled</text:p>
          </table:table-cell>
          <table:table-cell office:value-type="string">
            <text:p>To check whether ipspoofing enabled or not.</text:p>
          </table:table-cell>
          <table:table-cell table:number-columns-repeated="1022"/>
        </table:table-row>
        <table:table-row table:style-name="ro2">
          <table:table-cell office:value-type="string">
            <text:p>public static IPAddress GetIPAddress(int userid)</text:p>
          </table:table-cell>
          <table:table-cell office:value-type="string">
            <text:p>To get IPAddress for Vuser if ipspoofing enabled.</text:p>
          </table:table-cell>
          <table:table-cell table:number-columns-repeated="1022"/>
        </table:table-row>
        <table:table-row table:style-name="ro4">
          <table:table-cell table:style-name="ce6"/>
          <table:table-cell table:style-name="ce10"/>
          <table:table-cell table:number-columns-repeated="1022"/>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HttpRequest inherit from Request</text:p>
          </table:table-cell>
          <table:covered-table-cell table:style-name="ce9"/>
          <table:table-cell table:style-name="ce12" table:number-columns-repeated="1022"/>
        </table:table-row>
        <table:table-row table:style-name="ro2">
          <table:table-cell/>
          <table:table-cell table:style-name="ce10"/>
          <table:table-cell table:number-columns-repeated="1022"/>
        </table:table-row>
        <table:table-row table:style-name="ro2">
          <table:table-cell office:value-type="string">
            <text:p>public override void GetResponse()</text:p>
          </table:table-cell>
          <table:table-cell office:value-type="string">
            <text:p>To Get response from server.</text:p>
          </table:table-cell>
          <table:table-cell table:number-columns-repeated="1022"/>
        </table:table-row>
        <table:table-row table:style-name="ro2">
          <table:table-cell office:value-type="string">
            <text:p>public override void PerformAssertion()</text:p>
          </table:table-cell>
          <table:table-cell office:value-type="string">
            <text:p>To perform assertion from received response.</text:p>
          </table:table-cell>
          <table:table-cell table:number-columns-repeated="1022"/>
        </table:table-row>
        <table:table-row table:style-name="ro3">
          <table:table-cell table:style-name="ce6" office:value-type="string">
            <text:p>public override void Abort()</text:p>
          </table:table-cell>
          <table:table-cell office:value-type="string">
            <text:p>To Cancel request.</text:p>
          </table:table-cell>
          <table:table-cell table:number-columns-repeated="1022"/>
        </table:table-row>
        <table:table-row table:style-name="ro2">
          <table:table-cell office:value-type="string">
            <text:p>private void SetCookies(string strCookHeader)</text:p>
          </table:table-cell>
          <table:table-cell office:value-type="string">
            <text:p>To parse cookies from response header and set cookies into local buffer</text:p>
          </table:table-cell>
          <table:table-cell table:number-columns-repeated="1022"/>
        </table:table-row>
        <table:table-row table:style-name="ro2">
          <table:table-cell office:value-type="string">
            <text:p>private string GetQueryString(XmlNode queryString)</text:p>
          </table:table-cell>
          <table:table-cell office:value-type="string">
            <text:p>To get query string from stored xml.</text:p>
          </table:table-cell>
          <table:table-cell table:number-columns-repeated="1022"/>
        </table:table-row>
        <table:table-row table:style-name="ro2">
          <table:table-cell office:value-type="string">
            <text:p>private List&lt;PostData&gt; GetPostData(XmlNode postData)</text:p>
          </table:table-cell>
          <table:table-cell office:value-type="string">
            <text:p>To get post data from stored xml.</text:p>
          </table:table-cell>
          <table:table-cell table:number-columns-repeated="1022"/>
        </table:table-row>
        <table:table-row table:style-name="ro3">
          <table:table-cell office:value-type="string">
            <text:p>private MemoryStream ReadResponseBody(string contentType, long contentLength, Stream responseStream, ref MemoryStream responseBody)</text:p>
          </table:table-cell>
          <table:table-cell table:style-name="ce6" office:value-type="string">
            <text:p>To read response body from network stream.</text:p>
          </table:table-cell>
          <table:table-cell table:number-columns-repeated="1022"/>
        </table:table-row>
        <table:table-row table:style-name="ro3">
          <table:table-cell office:value-type="string">
            <text:p>private XmlNode CreateRequestNode(XmlNode parentRequest, string url)</text:p>
          </table:table-cell>
          <table:table-cell table:style-name="ce6" office:value-type="string">
            <text:p>To form secondary request from primary request</text:p>
          </table:table-cell>
          <table:table-cell table:number-columns-repeated="1022"/>
        </table:table-row>
        <table:table-row table:style-name="ro2">
          <table:table-cell office:value-type="string">
            <text:p>private XmlAttribute GetAttribute(string name, string value, XmlDocument doc)</text:p>
          </table:table-cell>
          <table:table-cell office:value-type="string">
            <text:p>To form xml attribute from name and value.</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TcpRequest inherit from Request</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override void GetResponse()</text:p>
          </table:table-cell>
          <table:table-cell office:value-type="string">
            <text:p>To Get response from server.</text:p>
          </table:table-cell>
          <table:table-cell table:number-columns-repeated="1022"/>
        </table:table-row>
        <table:table-row table:style-name="ro2">
          <table:table-cell office:value-type="string">
            <text:p>public override void PerformAssertion()</text:p>
          </table:table-cell>
          <table:table-cell office:value-type="string">
            <text:p>To perform assertion from received response.</text:p>
          </table:table-cell>
          <table:table-cell table:number-columns-repeated="1022"/>
        </table:table-row>
        <table:table-row table:style-name="ro3">
          <table:table-cell table:style-name="ce6" office:value-type="string">
            <text:p>public override void Abort()</text:p>
          </table:table-cell>
          <table:table-cell office:value-type="string">
            <text:p>To Cancel request.</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Vus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Start()</text:p>
          </table:table-cell>
          <table:table-cell office:value-type="string">
            <text:p>To create virtual user(Thread)</text:p>
          </table:table-cell>
          <table:table-cell table:number-columns-repeated="1022"/>
        </table:table-row>
        <table:table-row table:style-name="ro2">
          <table:table-cell office:value-type="string">
            <text:p>public void Stop()</text:p>
          </table:table-cell>
          <table:table-cell office:value-type="string">
            <text:p>To stop virtual user(Thread)</text:p>
          </table:table-cell>
          <table:table-cell table:number-columns-repeated="1022"/>
        </table:table-row>
        <table:table-row table:style-name="ro2">
          <table:table-cell office:value-type="string">
            <text:p>private void StartExecution()</text:p>
          </table:table-cell>
          <table:table-cell office:value-type="string">
            <text:p>To start virtual user(Thread) operations.</text:p>
          </table:table-cell>
          <table:table-cell table:number-columns-repeated="1022"/>
        </table:table-row>
        <table:table-row table:style-name="ro2">
          <table:table-cell office:value-type="string">
            <text:p>private void ExecuteContainer(XmlNode container)</text:p>
          </table:table-cell>
          <table:table-cell office:value-type="string">
            <text:p>To execute container node operations</text:p>
          </table:table-cell>
          <table:table-cell table:number-columns-repeated="1022"/>
        </table:table-row>
        <table:table-row table:style-name="ro2">
          <table:table-cell office:value-type="string">
            <text:p>private void ProcessRequest(XmlNode request)</text:p>
          </table:table-cell>
          <table:table-cell office:value-type="string">
            <text:p>To process request(Http,Tcp..)</text:p>
          </table:table-cell>
          <table:table-cell table:number-columns-repeated="1022"/>
        </table:table-row>
        <table:table-row table:style-name="ro2">
          <table:table-cell office:value-type="string">
            <text:p>private void ProcessJavascrit(XmlNode scriptNode)</text:p>
          </table:table-cell>
          <table:table-cell office:value-type="string">
            <text:p>To execute JavaScript.</text:p>
          </table:table-cell>
          <table:table-cell table:number-columns-repeated="1022"/>
        </table:table-row>
        <table:table-row table:style-name="ro2">
          <table:table-cell office:value-type="string">
            <text:p>public List&lt;Core.Tuple&lt;string, string&gt;&gt; EvaluteExp(XmlNode expression)</text:p>
          </table:table-cell>
          <table:table-cell office:value-type="string">
            <text:p>To replace variables with values for http.</text:p>
          </table:table-cell>
          <table:table-cell table:number-columns-repeated="1022"/>
        </table:table-row>
        <table:table-row table:style-name="ro2">
          <table:table-cell office:value-type="string">
            <text:p>public List&lt;Core.Tuple&lt;string, string&gt;&gt; EvaluteExpTcp(XmlNode expression)</text:p>
          </table:table-cell>
          <table:table-cell office:value-type="string">
            <text:p>To replace variables with values for tcp.</text:p>
          </table:table-cell>
          <table:table-cell table:number-columns-repeated="1022"/>
        </table:table-row>
        <table:table-row table:style-name="ro2">
          <table:table-cell office:value-type="string">
            <text:p>private XmlAttribute GetAttribute(string name, string value)</text:p>
          </table:table-cell>
          <table:table-cell office:value-type="string">
            <text:p>To form xml attribute from name and value.</text:p>
          </table:table-cell>
          <table:table-cell table:number-columns-repeated="1022"/>
        </table:table-row>
        <table:table-row table:style-name="ro2">
          <table:table-cell office:value-type="string">
            <text:p>private Queue&lt;String&gt; FetchLinksFromSource(string htmlSource)</text:p>
          </table:table-cell>
          <table:table-cell office:value-type="string">
            <text:p>To get all secondary request from page(html).</text:p>
          </table:table-cell>
          <table:table-cell table:number-columns-repeated="1022"/>
        </table:table-row>
        <table:table-row table:style-name="ro2">
          <table:table-cell office:value-type="string">
            <text:p>private void LockException(string requestid, string message, string errorCode)</text:p>
          </table:table-cell>
          <table:table-cell office:value-type="string">
            <text:p>To store exceptions.</text:p>
          </table:table-cell>
          <table:table-cell table:number-columns-repeated="1022"/>
        </table:table-row>
        <table:table-row table:style-name="ro2">
          <table:table-cell office:value-type="string">
            <text:p><text:s/>private void LockLog(XmlNode log)</text:p>
          </table:table-cell>
          <table:table-cell office:value-type="string">
            <text:p>To store logs</text:p>
          </table:table-cell>
          <table:table-cell table:number-columns-repeated="1022"/>
        </table:table-row>
        <table:table-row table:style-name="ro2">
          <table:table-cell office:value-type="string">
            <text:p><text:s/>private void LockResponseTime(Request req)</text:p>
          </table:table-cell>
          <table:table-cell office:value-type="string">
            <text:p>To store response information.</text:p>
          </table:table-cell>
          <table:table-cell table:number-columns-repeated="1022"/>
        </table:table-row>
        <table:table-row table:style-name="ro5">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VariableManag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object GetVariableValue(int userid, int iterationid, string variableName, int totalUser)</text:p>
          </table:table-cell>
          <table:table-cell office:value-type="string">
            <text:p>To get variable value.</text:p>
          </table:table-cell>
          <table:table-cell table:number-columns-repeated="1022"/>
        </table:table-row>
        <table:table-row table:style-name="ro2">
          <table:table-cell office:value-type="string">
            <text:p>public void SetVariableValue(int userid, int iterationid, string variableName, object value, int totalUser)</text:p>
          </table:table-cell>
          <table:table-cell office:value-type="string">
            <text:p>To set variable value.</text:p>
          </table:table-cell>
          <table:table-cell table:number-columns-repeated="1022"/>
        </table:table-row>
        <table:table-row table:style-name="ro2">
          <table:table-cell office:value-type="string">
            <text:p>public string GetVariableType(string variableName)</text:p>
          </table:table-cell>
          <table:table-cell office:value-type="string">
            <text:p>To get variable type.</text:p>
          </table:table-cell>
          <table:table-cell table:number-columns-repeated="1022"/>
        </table:table-row>
        <table:table-row table:style-name="ro2">
          <table:table-cell office:value-type="string">
            <text:p>private string RandomString(int min, int max)</text:p>
          </table:table-cell>
          <table:table-cell office:value-type="string">
            <text:p>To generate random string. Min- minimum char count, Max-Maximum char count.</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ScriptExecuto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Run()</text:p>
          </table:table-cell>
          <table:table-cell office:value-type="string">
            <text:p>To start script executor thread.</text:p>
          </table:table-cell>
          <table:table-cell table:number-columns-repeated="1022"/>
        </table:table-row>
        <table:table-row table:style-name="ro2">
          <table:table-cell office:value-type="string">
            <text:p><text:s/>public void Stop()</text:p>
          </table:table-cell>
          <table:table-cell office:value-type="string">
            <text:p>To kill all running Vusers.</text:p>
          </table:table-cell>
          <table:table-cell table:number-columns-repeated="1022"/>
        </table:table-row>
        <table:table-row table:style-name="ro2">
          <table:table-cell office:value-type="string">
            <text:p>private void DoWork(object sender, DoWorkEventArgs e)</text:p>
          </table:table-cell>
          <table:table-cell office:value-type="string">
            <text:p>Thread will do this operation. This will create starting Vuser as per configuration. </text:p>
          </table:table-cell>
          <table:table-cell table:number-columns-repeated="1022"/>
        </table:table-row>
        <table:table-row table:style-name="ro2">
          <table:table-cell office:value-type="string">
            <text:p>private void tmrRun_Tick(object sender, System.Timers.ElapsedEventArgs e)</text:p>
          </table:table-cell>
          <table:table-cell office:value-type="string">
            <text:p>This timer function will update status.</text:p>
          </table:table-cell>
          <table:table-cell table:number-columns-repeated="1022"/>
        </table:table-row>
        <table:table-row table:style-name="ro2">
          <table:table-cell office:value-type="string">
            <text:p>private void tmrVUCreator_Tick(object sender, System.Timers.ElapsedEventArgs e)</text:p>
          </table:table-cell>
          <table:table-cell office:value-type="string">
            <text:p>This timer function will create Vuser as per configuration. </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Agent</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SendCounter()</text:p>
          </table:table-cell>
          <table:table-cell office:value-type="string">
            <text:p>To send counter data to Appedo server.</text:p>
          </table:table-cell>
          <table:table-cell table:number-columns-repeated="1022"/>
        </table:table-row>
        <table:table-row table:style-name="ro2">
          <table:table-cell office:value-type="string">
            <text:p>private string GetCountersValue()</text:p>
          </table:table-cell>
          <table:table-cell office:value-type="string">
            <text:p>To Get counter values.</text:p>
          </table:table-cell>
          <table:table-cell table:number-columns-repeated="1022"/>
        </table:table-row>
        <table:table-row table:style-name="ro2">
          <table:table-cell office:value-type="string">
            <text:p>private string GetPath()</text:p>
          </table:table-cell>
          <table:table-cell office:value-type="string">
            <text:p>To get path information from config file.</text:p>
          </table:table-cell>
          <table:table-cell table:number-columns-repeated="1022"/>
        </table:table-row>
        <table:table-row table:style-name="ro2">
          <table:table-cell office:value-type="string">
            <text:p><text:s/>private void SetTotalPhysicalMemory()</text:p>
          </table:table-cell>
          <table:table-cell office:value-type="string">
            <text:p>To set Total Physical Memory in local variable.</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DataServ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rivate void Start()</text:p>
          </table:table-cell>
          <table:table-cell office:value-type="string">
            <text:p>It act like a service to store response detail data in to SQLITE database from local queue buffer.</text:p>
          </table:table-cell>
          <table:table-cell table:number-columns-repeated="1022"/>
        </table:table-row>
        <table:table-row table:style-name="ro2">
          <table:table-cell table:style-name="ce7" office:value-type="string">
            <text:p>public void LogResult(string loadGen, string sourceip, string reportName, string sceanrioName, string scriptid, string containerid, string containername, string pageid, string requestid, string address, int userid, int iteration, DateTime start, DateTime end, double diff, long responseSize, string reponseCode)</text:p>
          </table:table-cell>
          <table:table-cell office:value-type="string">
            <text:p>To queue data in local buffer.</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ReportMast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GenerateReports()</text:p>
          </table:table-cell>
          <table:table-cell office:value-type="string">
            <text:p>To generate report csv file.</text:p>
          </table:table-cell>
          <table:table-cell table:number-columns-repeated="1022"/>
        </table:table-row>
        <table:table-row table:style-name="ro2">
          <table:table-cell office:value-type="string">
            <text:p>public void SetUserRunTime()</text:p>
          </table:table-cell>
          <table:table-cell office:value-type="string">
            <text:p>To set Vuser runtime detail in database(Start time and end time of Vuser)</text:p>
          </table:table-cell>
          <table:table-cell table:number-columns-repeated="1022"/>
        </table:table-row>
        <table:table-row table:style-name="ro2">
          <table:table-cell office:value-type="string">
            <text:p>public DateTime GetRunEndTime()</text:p>
          </table:table-cell>
          <table:table-cell office:value-type="string">
            <text:p>To Get scenario end time.</text:p>
          </table:table-cell>
          <table:table-cell table:number-columns-repeated="1022"/>
        </table:table-row>
        <table:table-row table:style-name="ro2">
          <table:table-cell office:value-type="string">
            <text:p>public void SetChartSummary()</text:p>
          </table:table-cell>
          <table:table-cell office:value-type="string">
            <text:p>To generate csv file that will used to create all charts.</text:p>
          </table:table-cell>
          <table:table-cell table:number-columns-repeated="1022"/>
        </table:table-row>
        <table:table-row table:style-name="ro2">
          <table:table-cell office:value-type="string">
            <text:p>public DataTable GetLoadGenNames()</text:p>
          </table:table-cell>
          <table:table-cell office:value-type="string">
            <text:p>To get list of loadgens used in scenario.</text:p>
          </table:table-cell>
          <table:table-cell table:number-columns-repeated="1022"/>
        </table:table-row>
        <table:table-row table:style-name="ro2">
          <table:table-cell office:value-type="string">
            <text:p>public void SetReportSummary()</text:p>
          </table:table-cell>
          <table:table-cell office:value-type="string">
            <text:p>To generate csv file that will used to create report summary.</text:p>
          </table:table-cell>
          <table:table-cell table:number-columns-repeated="1022"/>
        </table:table-row>
        <table:table-row table:style-name="ro2">
          <table:table-cell office:value-type="string">
            <text:p>public void SetRequestSummaryReport()</text:p>
          </table:table-cell>
          <table:table-cell office:value-type="string">
            <text:p>To generate csv file that will used to create request summary.</text:p>
          </table:table-cell>
          <table:table-cell table:number-columns-repeated="1022"/>
        </table:table-row>
        <table:table-row table:style-name="ro2">
          <table:table-cell office:value-type="string">
            <text:p>public void SetPageSummaryReport()</text:p>
          </table:table-cell>
          <table:table-cell office:value-type="string">
            <text:p>To generate csv file that will used to create page summary.</text:p>
          </table:table-cell>
          <table:table-cell table:number-columns-repeated="1022"/>
        </table:table-row>
        <table:table-row table:style-name="ro2">
          <table:table-cell office:value-type="string">
            <text:p>public void SetContainerSummaryReport()</text:p>
          </table:table-cell>
          <table:table-cell office:value-type="string">
            <text:p>To generate csv file that will used to create container summary.</text:p>
          </table:table-cell>
          <table:table-cell table:number-columns-repeated="1022"/>
        </table:table-row>
        <table:table-row table:style-name="ro2">
          <table:table-cell office:value-type="string">
            <text:p>public void SetTransactionSummaryReport()</text:p>
          </table:table-cell>
          <table:table-cell office:value-type="string">
            <text:p>To generate csv file that will used to create transaction summary.</text:p>
          </table:table-cell>
          <table:table-cell table:number-columns-repeated="1022"/>
        </table:table-row>
        <table:table-row table:style-name="ro2">
          <table:table-cell office:value-type="string">
            <text:p>public DataTable GetReportData(string reportName)</text:p>
          </table:table-cell>
          <table:table-cell office:value-type="string">
            <text:p>To get all data.</text:p>
          </table:table-cell>
          <table:table-cell table:number-columns-repeated="1022"/>
        </table:table-row>
        <table:table-row table:style-name="ro2">
          <table:table-cell office:value-type="string">
            <text:p>public void Executequery(string reportName, string query)</text:p>
          </table:table-cell>
          <table:table-cell office:value-type="string">
            <text:p>To execute query on database identified by reportname</text:p>
          </table:table-cell>
          <table:table-cell table:number-columns-repeated="1022"/>
        </table:table-row>
        <table:table-row table:style-name="ro2">
          <table:table-cell office:value-type="string">
            <text:p>private SQLiteDataReader GetReader(string query, SQLiteConnection _con)</text:p>
          </table:table-cell>
          <table:table-cell office:value-type="string">
            <text:p>To get DataReader to read result data.</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JmeterReportMast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GenerateReports()</text:p>
          </table:table-cell>
          <table:table-cell office:value-type="string">
            <text:p>To generate report csv file.</text:p>
          </table:table-cell>
          <table:table-cell table:number-columns-repeated="1022"/>
        </table:table-row>
        <table:table-row table:style-name="ro2">
          <table:table-cell office:value-type="string">
            <text:p>public void SetUserRunTime()</text:p>
          </table:table-cell>
          <table:table-cell office:value-type="string">
            <text:p>To set Vuser runtime detail in database(Start time and end time of Vuser)</text:p>
          </table:table-cell>
          <table:table-cell table:number-columns-repeated="1022"/>
        </table:table-row>
        <table:table-row table:style-name="ro2">
          <table:table-cell office:value-type="string">
            <text:p>public DateTime GetRunEndTime()</text:p>
          </table:table-cell>
          <table:table-cell office:value-type="string">
            <text:p>To Get scenario end time.</text:p>
          </table:table-cell>
          <table:table-cell table:number-columns-repeated="1022"/>
        </table:table-row>
        <table:table-row table:style-name="ro2">
          <table:table-cell office:value-type="string">
            <text:p>public void SetChartSummary()</text:p>
          </table:table-cell>
          <table:table-cell office:value-type="string">
            <text:p>To generate csv file that will used to create all charts.</text:p>
          </table:table-cell>
          <table:table-cell table:number-columns-repeated="1022"/>
        </table:table-row>
        <table:table-row table:style-name="ro2">
          <table:table-cell office:value-type="string">
            <text:p>public DataTable GetLoadGenNames()</text:p>
          </table:table-cell>
          <table:table-cell office:value-type="string">
            <text:p>To get list of loadgens used in scenario.</text:p>
          </table:table-cell>
          <table:table-cell table:number-columns-repeated="1022"/>
        </table:table-row>
        <table:table-row table:style-name="ro2">
          <table:table-cell office:value-type="string">
            <text:p>public void SetReportSummary()</text:p>
          </table:table-cell>
          <table:table-cell office:value-type="string">
            <text:p>To generate csv file that will used to create report summary.</text:p>
          </table:table-cell>
          <table:table-cell table:number-columns-repeated="1022"/>
        </table:table-row>
        <table:table-row table:style-name="ro2">
          <table:table-cell office:value-type="string">
            <text:p>public void SetRequestSummaryReport()</text:p>
          </table:table-cell>
          <table:table-cell office:value-type="string">
            <text:p>To generate csv file that will used to create request summary.</text:p>
          </table:table-cell>
          <table:table-cell table:number-columns-repeated="1022"/>
        </table:table-row>
        <table:table-row table:style-name="ro2">
          <table:table-cell office:value-type="string">
            <text:p>public void SetPageSummaryReport()</text:p>
          </table:table-cell>
          <table:table-cell office:value-type="string">
            <text:p>To generate csv file that will used to create page summary.</text:p>
          </table:table-cell>
          <table:table-cell table:number-columns-repeated="1022"/>
        </table:table-row>
        <table:table-row table:style-name="ro2">
          <table:table-cell office:value-type="string">
            <text:p>public void SetContainerSummaryReport()</text:p>
          </table:table-cell>
          <table:table-cell office:value-type="string">
            <text:p>To generate csv file that will used to create container summary.</text:p>
          </table:table-cell>
          <table:table-cell table:number-columns-repeated="1022"/>
        </table:table-row>
        <table:table-row table:style-name="ro2">
          <table:table-cell office:value-type="string">
            <text:p>public void SetTransactionSummaryReport()</text:p>
          </table:table-cell>
          <table:table-cell office:value-type="string">
            <text:p>To generate csv file that will used to create transaction summary.</text:p>
          </table:table-cell>
          <table:table-cell table:number-columns-repeated="1022"/>
        </table:table-row>
        <table:table-row table:style-name="ro2">
          <table:table-cell office:value-type="string">
            <text:p>public DataTable GetReportData(string reportName)</text:p>
          </table:table-cell>
          <table:table-cell office:value-type="string">
            <text:p>To get all data.</text:p>
          </table:table-cell>
          <table:table-cell table:number-columns-repeated="1022"/>
        </table:table-row>
        <table:table-row table:style-name="ro2">
          <table:table-cell office:value-type="string">
            <text:p>public void Executequery(string reportName, string query)</text:p>
          </table:table-cell>
          <table:table-cell office:value-type="string">
            <text:p>To execute query on database identified by reportname</text:p>
          </table:table-cell>
          <table:table-cell table:number-columns-repeated="1022"/>
        </table:table-row>
        <table:table-row table:style-name="ro2">
          <table:table-cell office:value-type="string">
            <text:p>public DataTable GetJMeterScriptList()</text:p>
          </table:table-cell>
          <table:table-cell office:value-type="string">
            <text:p>To get Jmeter script names</text:p>
          </table:table-cell>
          <table:table-cell table:number-columns-repeated="1022"/>
        </table:table-row>
        <table:table-row table:style-name="ro2">
          <table:table-cell office:value-type="string">
            <text:p>private SQLiteDataReader GetReader(string query, SQLiteConnection _con)</text:p>
          </table:table-cell>
          <table:table-cell office:value-type="string">
            <text:p>To get DataReader to read result data.</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Result</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DataTable GetReportData(string reportName)</text:p>
          </table:table-cell>
          <table:table-cell office:value-type="string">
            <text:p>To get all data.</text:p>
          </table:table-cell>
          <table:table-cell table:number-columns-repeated="1022"/>
        </table:table-row>
        <table:table-row table:style-name="ro2">
          <table:table-cell office:value-type="string">
            <text:p>public DataTable GetReportNameList(string newReportName)</text:p>
          </table:table-cell>
          <table:table-cell office:value-type="string">
            <text:p>To all reportname to show in drop-down box</text:p>
          </table:table-cell>
          <table:table-cell table:number-columns-repeated="1022"/>
        </table:table-row>
        <table:table-row table:style-name="ro2">
          <table:table-cell office:value-type="string">
            <text:p>public DataTable GetChartSummary(string ReportName)</text:p>
          </table:table-cell>
          <table:table-cell office:value-type="string">
            <text:p>It will <text:s/>read chart summary csv and convert it as DataTable to generate chart.</text:p>
          </table:table-cell>
          <table:table-cell table:number-columns-repeated="1022"/>
        </table:table-row>
        <table:table-row table:style-name="ro2">
          <table:table-cell office:value-type="string">
            <text:p>public DataTable GetSummaryReport(string ReportName)</text:p>
          </table:table-cell>
          <table:table-cell office:value-type="string">
            <text:p>It will <text:s/>read <text:s/>summary report csv and convert it as DataTable to generate summary report.</text:p>
          </table:table-cell>
          <table:table-cell table:number-columns-repeated="1022"/>
        </table:table-row>
        <table:table-row table:style-name="ro2">
          <table:table-cell office:value-type="string">
            <text:p>public DataTable GetRequestSummaryReport(string ReportName)</text:p>
          </table:table-cell>
          <table:table-cell office:value-type="string">
            <text:p>It will <text:s/>read request <text:s/>summary report csv and convert it as DataTable to generate request summary report.</text:p>
          </table:table-cell>
          <table:table-cell table:number-columns-repeated="1022"/>
        </table:table-row>
        <table:table-row table:style-name="ro2">
          <table:table-cell office:value-type="string">
            <text:p>public DataTable GetPageSummaryReport(string ReportName)</text:p>
          </table:table-cell>
          <table:table-cell office:value-type="string">
            <text:p>It will <text:s/>read page <text:s/>summary report csv and convert it as DataTable to generate page summary report.</text:p>
          </table:table-cell>
          <table:table-cell table:number-columns-repeated="1022"/>
        </table:table-row>
        <table:table-row table:style-name="ro2">
          <table:table-cell office:value-type="string">
            <text:p>public DataTable GetContainerSummaryReport(string ReportName)</text:p>
          </table:table-cell>
          <table:table-cell office:value-type="string">
            <text:p>It will <text:s/>read container <text:s/>summary report csv and convert it as DataTable to generate container report.</text:p>
          </table:table-cell>
          <table:table-cell table:number-columns-repeated="1022"/>
        </table:table-row>
        <table:table-row table:style-name="ro2">
          <table:table-cell office:value-type="string">
            <text:p>public DataTable GetTransactionReport(string ReportName)</text:p>
          </table:table-cell>
          <table:table-cell office:value-type="string">
            <text:p>It will <text:s/>read transaction <text:s/>summary report csv and convert it as DataTable to generate transaction report.</text:p>
          </table:table-cell>
          <table:table-cell table:number-columns-repeated="1022"/>
        </table:table-row>
        <table:table-row table:style-name="ro2">
          <table:table-cell office:value-type="string">
            <text:p><text:s/>public XmlNode GetSummaryReportByScript(string reportName, XmlNode runNode)</text:p>
          </table:table-cell>
          <table:table-cell office:value-type="string">
            <text:p>It will generate summary report xml by script wise for Appedo data.</text:p>
          </table:table-cell>
          <table:table-cell table:number-columns-repeated="1022"/>
        </table:table-row>
        <table:table-row table:style-name="ro2">
          <table:table-cell office:value-type="string">
            <text:p><text:s/>public XmlNode GetSummaryReportByScript(string reportName, DataTable runNode)</text:p>
          </table:table-cell>
          <table:table-cell office:value-type="string">
            <text:p>It will generate summary report xml by script wise for JMeter data.</text:p>
          </table:table-cell>
          <table:table-cell table:number-columns-repeated="1022"/>
        </table:table-row>
        <table:table-row table:style-name="ro2">
          <table:table-cell office:value-type="string">
            <text:p>public static void TransformXMLJmeter(string reportFolderPath)</text:p>
          </table:table-cell>
          <table:table-cell office:value-type="string">
            <text:p>It will transform from xml to html or xls using xslt from Appedo data</text:p>
          </table:table-cell>
          <table:table-cell table:number-columns-repeated="1022"/>
        </table:table-row>
        <table:table-row table:style-name="ro2">
          <table:table-cell office:value-type="string">
            <text:p>public static void TransformXML(string reportFolderPath)</text:p>
          </table:table-cell>
          <table:table-cell office:value-type="string">
            <text:p>It will transform from xml to html or xls using xslt from JMeter data</text:p>
          </table:table-cell>
          <table:table-cell table:number-columns-repeated="1022"/>
        </table:table-row>
        <table:table-row table:style-name="ro2">
          <table:table-cell office:value-type="string">
            <text:p>private SQLiteDataReader GetReader(string query, SQLiteConnection _con)</text:p>
          </table:table-cell>
          <table:table-cell office:value-type="string">
            <text:p>To get DataReader to read result data.</text:p>
          </table:table-cell>
          <table:table-cell table:number-columns-repeated="1022"/>
        </table:table-row>
        <table:table-row table:style-name="ro2">
          <table:table-cell office:value-type="string">
            <text:p><text:s/>private XmlAttribute GetAttribute(XmlDocument doc, string name, string value)</text:p>
          </table:table-cell>
          <table:table-cell office:value-type="string">
            <text:p>To form xml attribute from name and value.</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Controll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Collecto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text:s/>public void Start()</text:p>
          </table:table-cell>
          <table:table-cell office:value-type="string">
            <text:p>To start collector thread.</text:p>
          </table:table-cell>
          <table:table-cell table:number-columns-repeated="1022"/>
        </table:table-row>
        <table:table-row table:style-name="ro2">
          <table:table-cell office:value-type="string">
            <text:p><text:s/>public void Stop()</text:p>
          </table:table-cell>
          <table:table-cell office:value-type="string">
            <text:p>To Abort collector thread.</text:p>
          </table:table-cell>
          <table:table-cell table:number-columns-repeated="1022"/>
        </table:table-row>
        <table:table-row table:style-name="ro2">
          <table:table-cell office:value-type="string">
            <text:p>private void DoWork()</text:p>
          </table:table-cell>
          <table:table-cell office:value-type="string">
            <text:p>Collector thread will use this method as task.</text:p>
          </table:table-cell>
          <table:table-cell table:number-columns-repeated="1022"/>
        </table:table-row>
        <table:table-row table:style-name="ro2">
          <table:table-cell office:value-type="string">
            <text:p>private void UpdateReportStatus()</text:p>
          </table:table-cell>
          <table:table-cell office:value-type="string">
            <text:p>It will update report generate status after execution completed.</text:p>
          </table:table-cell>
          <table:table-cell table:number-columns-repeated="1022"/>
        </table:table-row>
        <table:table-row table:style-name="ro2">
          <table:table-cell office:value-type="string">
            <text:p><text:s/>private void ReceiveAllLoadGenDatafiles(string reportName)</text:p>
          </table:table-cell>
          <table:table-cell office:value-type="string">
            <text:p>It will receive all loadgen data files after execution completed.</text:p>
          </table:table-cell>
          <table:table-cell table:number-columns-repeated="1022"/>
        </table:table-row>
        <table:table-row table:style-name="ro2">
          <table:table-cell office:value-type="string">
            <text:p>private void ReceiveAllChartData(string reportName)</text:p>
          </table:table-cell>
          <table:table-cell office:value-type="string">
            <text:p>It will receive all chart csv files after execution completed.</text:p>
          </table:table-cell>
          <table:table-cell table:number-columns-repeated="1022"/>
        </table:table-row>
        <table:table-row table:style-name="ro2">
          <table:table-cell office:value-type="string">
            <text:p>private void CreateSummaryReport(string reportName)</text:p>
          </table:table-cell>
          <table:table-cell office:value-type="string">
            <text:p>It will generate single click report.</text:p>
          </table:table-cell>
          <table:table-cell table:number-columns-repeated="1022"/>
        </table:table-row>
        <table:table-row table:style-name="ro2">
          <table:table-cell office:value-type="string">
            <text:p>private string GetQuery(string reportName)</text:p>
          </table:table-cell>
          <table:table-cell office:value-type="string">
            <text:p>It will generate query to generate single click report.</text:p>
          </table:table-cell>
          <table:table-cell table:number-columns-repeated="1022"/>
        </table:table-row>
        <table:table-row table:style-name="ro2" table:number-rows-repeated="1048432">
          <table:table-cell table:number-columns-repeated="1024"/>
        </table:table-row>
        <table:table-row table:style-name="ro2">
          <table:table-cell table:number-columns-repeated="1024"/>
        </table:table-row>
      </table:table>
      <table:table table:name="Sheet2" table:style-name="ta3"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Sheet3" table:style-name="ta4"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number-style style:name="N5106P0" style:volatile="true" number:language="en" number:country="IN">
      <number:number number:decimal-places="0" number:min-integer-digits="1" number:grouping="true"/>
    </number:number-style>
    <number:number-style style:name="N5106" number:language="en" number:country="IN">
      <number:text>-</number:text>
      <number:number number:decimal-places="0" number:min-integer-digits="1" number:grouping="true"/>
      <style:map style:condition="value()&gt;=0" style:apply-style-name="N5106P0"/>
    </number:number-style>
    <number:number-style style:name="N5107P0" style:volatile="true" number:language="en" number:country="IN">
      <number:number number:decimal-places="0" number:min-integer-digits="1" number:grouping="true"/>
    </number:number-style>
    <number:number-style style:name="N5107" number:language="en" number:country="IN">
      <style:text-properties fo:color="#ff0000"/>
      <number:text>-</number:text>
      <number:number number:decimal-places="0" number:min-integer-digits="1" number:grouping="true"/>
      <style:map style:condition="value()&gt;=0" style:apply-style-name="N5107P0"/>
    </number:number-style>
    <number:number-style style:name="N5108P0" style:volatile="true" number:language="en" number:country="IN">
      <number:number number:decimal-places="2" number:min-integer-digits="1" number:grouping="true"/>
    </number:number-style>
    <number:number-style style:name="N5108" number:language="en" number:country="IN">
      <number:text>-</number:text>
      <number:number number:decimal-places="2" number:min-integer-digits="1" number:grouping="true"/>
      <style:map style:condition="value()&gt;=0" style:apply-style-name="N5108P0"/>
    </number:number-style>
    <number:number-style style:name="N5109P0" style:volatile="true" number:language="en" number:country="IN">
      <number:number number:decimal-places="2" number:min-integer-digits="1" number:grouping="true"/>
    </number:number-style>
    <number:number-style style:name="N5109" number:language="en" number:country="IN">
      <style:text-properties fo:color="#ff0000"/>
      <number:text>-</number:text>
      <number:number number:decimal-places="2" number:min-integer-digits="1" number:grouping="true"/>
      <style:map style:condition="value()&gt;=0" style:apply-style-name="N5109P0"/>
    </number:number-style>
    <number:number-style style:name="N5110P0" style:volatile="true" number:language="en" number:country="IN">
      <number:text> </number:text>
      <number:number number:decimal-places="0" number:min-integer-digits="1" number:grouping="true"/>
      <number:text> </number:text>
    </number:number-style>
    <number:number-style style:name="N5110P1" style:volatile="true" number:language="en" number:country="IN">
      <number:text>-</number:text>
      <number:number number:decimal-places="0" number:min-integer-digits="1" number:grouping="true"/>
      <number:text> </number:text>
    </number:number-style>
    <number:number-style style:name="N5110P2" style:volatile="true" number:language="en" number:country="IN">
      <number:text> - </number:text>
    </number:number-style>
    <number:text-style style:name="N5110" number:language="en" number:country="IN">
      <number:text> </number:text>
      <number:text-content/>
      <number:text> </number:text>
      <style:map style:condition="value()&gt;0" style:apply-style-name="N5110P0"/>
      <style:map style:condition="value()&lt;0" style:apply-style-name="N5110P1"/>
      <style:map style:condition="value()=0" style:apply-style-name="N5110P2"/>
    </number:text-style>
    <number:number-style style:name="N5111P0" style:volatile="true" number:language="en" number:country="IN">
      <number:text> </number:text>
      <number:number number:decimal-places="2" number:min-integer-digits="1" number:grouping="true"/>
      <number:text> </number:text>
    </number:number-style>
    <number:number-style style:name="N5111P1" style:volatile="true" number:language="en" number:country="IN">
      <number:text>-</number:text>
      <number:number number:decimal-places="2" number:min-integer-digits="1" number:grouping="true"/>
      <number:text> </number:text>
    </number:number-style>
    <number:number-style style:name="N5111P2" style:volatile="true" number:language="en" number:country="IN">
      <number:text> -</number:text>
      <number:number number:decimal-places="0" number:min-integer-digits="0"/>
      <number:text> </number:text>
    </number:number-style>
    <number:text-style style:name="N5111" number:language="en" number:country="IN">
      <number:text> </number:text>
      <number:text-content/>
      <number:text> </number:text>
      <style:map style:condition="value()&gt;0" style:apply-style-name="N5111P0"/>
      <style:map style:condition="value()&lt;0" style:apply-style-name="N5111P1"/>
      <style:map style:condition="value()=0" style:apply-style-name="N5111P2"/>
    </number:text-style>
    <number:time-style style:name="N5112" number:language="en" number:country="IN">
      <number:minutes number:style="long"/>
      <number:text>:</number:text>
      <number:seconds number:style="long"/>
    </number:time-style>
    <number:time-style style:name="N5113" number:language="en" number:country="IN" number:truncate-on-overflow="false">
      <number:hours/>
      <number:text>:</number:text>
      <number:minutes number:style="long"/>
      <number:text>:</number:text>
      <number:seconds number:style="long"/>
    </number:time-style>
    <number:time-style style:name="N5114" number:language="en" number:country="IN">
      <number:minutes number:style="long"/>
      <number:text>:</number:text>
      <number:seconds number:style="long" number:decimal-places="1"/>
    </number:time-style>
    <number:number-style style:name="N5115" number:language="en" number:country="IN">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9">09/07/2015</text:date>, <text:time>14:22: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5-07-09T14:22:15.60</dc:date>
    <meta:generator>OpenOffice.org/3.3$Win32 OpenOffice.org_project/330m20$Build-9567</meta:generator>
    <meta:editing-duration>PT4M45S</meta:editing-duration>
    <meta:editing-cycles>1</meta:editing-cycles>
    <meta:document-statistic meta:table-count="4" meta:cell-count="218" meta:object-count="0"/>
  </office:meta>
</office:document-meta>
</file>